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c644f" officeooo:paragraph-rsid="000c644f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11pt" fo:font-weight="normal" officeooo:rsid="000c644f" officeooo:paragraph-rsid="000c644f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L1">
      <style:text-properties fo:font-size="11pt" fo:font-weight="normal" officeooo:rsid="0010d14e" officeooo:paragraph-rsid="0010d14e" style:font-size-asian="9.60000038146973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2"/>SQL</text:p>
      <text:p text:style-name="P1"/>
      <text:list xml:id="list1383565531" text:style-name="L1">
        <text:list-item>
    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DEPT FROM DEPARTMENT; </text:span></text:p>
        </text:list-item>
        <text:list-item>
          <text:p text:style-name="P2"><text:span text:style-name="Source_20_Text">SELECT * FROM EMPLOYEES;</text:span></text:p>
        </text:list-item>
        <text:list-item>
          <text:p text:style-name="P2">SELECT Name,Job FROM EMPLOYEES;</text:p>
        </text:list-item>
        <text:list-item>
          <text:p text:style-name="P2">SELECT Name,salary from EMPLOYEES;</text:p>
        </text:list-item>
        <text:list-item>
          <text:p text:style-name="P2">SELECT COUNT(Name),SUM(salary) FROM EMPLOYEES;</text:p>
        </text:list-item>
        <text:list-item>
          <text:p text:style-name="P3"/>
        </text:list-item>
        <text:list-item>
          <text:p text:style-name="P3">SELECT * FROM EMPLOYEES WHERE Dept_Id = 10;</text:p>
        </text:list-item>
        <text:list-item>
          <text:p text:style-name="P3">SELECT Name FROM employee WHERE job=’CLERK’ AND 12*(sal+NVL(comm,0))&gt;3000;</text:p>
        </text:list-item>
        <text:list-item>
          <text:p text:style-name="P3">select Id, Name from empolyee where commisson is not null;</text:p>
        </text:list-item>
        <text:list-item>
          <text:p text:style-name="P3">select Id, Name from empolyee where commisson is null;</text:p>
        </text:list-item>
        <text:list-item>
          <text:p text:style-name="P3">select Name from empolyee where job=’CLERK’ OR JOB=’SALESMAN’ OR JOB=’ANALYST’ AND Salary&gt;3000;</text:p>
        </text:list-item>
        <text:list-item>
          <text:p text:style-name="P3"/>
        </text:list-item>
        <text:list-item>
          <text:p text:style-name="P3">select Name from empolyee where hiredate &lt; ’30- JUN-1990′ or hiredate &gt;’31-DEC-90′;</text:p>
        </text:list-item>
        <text:list-item>
          <text:p text:style-name="P3">select sysdate from dual;</text:p>
        </text:list-item>
        <text:list-item>
          <text:p text:style-name="P3">select username from all users;</text:p>
        </text:list-item>
        <text:list-item>
          <text:p text:style-name="P3">select name from tab;</text:p>
        </text:list-item>
        <text:list-item>
          <text:p text:style-name="P3">show user</text:p>
        </text:list-item>
        <text:list-item>
          <text:p text:style-name="P3"><text:s/></text:p>
        </text:list-item>
        <text:list-item>
          <text:p text:style-name="P3">select Name from empolyee where Name like ‘S%’;</text:p>
        </text:list-item>
        <text:list-item>
          <text:p text:style-name="P3">select Name from empolyee where ename like’%V’;</text:p>
        </text:list-item>
        <text:list-item>
          <text:p text:style-name="P3">Select Name from employee where Name like ‘_A%’;</text:p>
        </text:list-item>
        <text:list-item>
          <text:p text:style-name="P3">select Name from empolyee where length (Name) =5;</text:p>
        </text:list-item>
        <text:list-item>
          <text:p text:style-name="P3">select Name from empolyee where job not in (‘MANAGER’);</text:p>
        </text:list-item>
        <text:list-item>
          <text:p text:style-name="P3">select Name from empolyee where job not in (‘SALESMAN’,’CLERK’,’ANALYST’);</text:p>
        </text:list-item>
        <text:list-item>
          <text:p text:style-name="P3"/>
        </text:list-item>
        <text:list-item>
          <text:p text:style-name="P3">select count (*) from employee;</text:p>
        </text:list-item>
        <text:list-item>
          <text:p text:style-name="P3">select sum (salary) from empolyee;</text:p>
        </text:list-item>
        <text:list-item>
          <text:p text:style-name="P3">select max (salary) from empolyee;</text:p>
        </text:list-item>
        <text:list-item>
          <text:p text:style-name="P3">select min (salary) from empolyee;</text:p>
        </text:list-item>
        <text:list-item>
          <text:p text:style-name="P3">select avg (salary) from empolyee;</text:p>
        </text:list-item>
        <text:list-item>
          <text:p text:style-name="P3">select max(salary) from empolyee where job=’CLERK’;</text:p>
        </text:list-item>
        <text:list-item>
          <text:p text:style-name="P3">select max (salary) from empolyee where Deptno=20;</text:p>
        </text:list-item>
        <text:list-item>
          <text:p text:style-name="P3">select min (salary) from empolyee where job=’SALESMAN’;</text:p>
        </text:list-item>
        <text:list-item>
          <text:p text:style-name="P3">select avg (salary) from empolyee where job=’MANAGER’;</text:p>
        </text:list-item>
        <text:list-item>
          <text:p text:style-name="P3">select sum (salary) from empolyee where job=’ANALYST’ and Deptno=40;</text:p>
        </text:list-item>
        <text:list-item>
          <text:p text:style-name="P3">select Name from empolyee order by salary;</text:p>
        </text:list-item>
        <text:list-item>
          <text:p text:style-name="P3">select Name from empolyee order by sal desc;</text:p>
        </text:list-item>
        <text:list-item>
          <text:p text:style-name="P3">select Name from empolyee order by Name;</text:p>
        </text:list-item>
        <text:list-item>
          <text:p text:style-name="P3"/>
        </text:list-item>
        <text:list-item>
          <text:p text:style-name="P3"><text:s/>select Name, salary*12 from empolyee order by salary desc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16:45:55.714703952</meta:creation-date>
    <dc:date>2021-11-01T10:02:48.370955060</dc:date>
    <meta:editing-duration>PT1H5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1" meta:word-count="276" meta:character-count="1754" meta:non-whitespace-character-count="1519"/>
  </office:meta>
</office:document-meta>
</file>